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CleanerCleanup.contextInitialized( ServletContextEvent s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leanerCleanup.getFileCleaningTracker( ServletContext p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CleanerCleanup.contextDestroyed( ServletContextEvent s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CleanerCleanup.setFileCleaningTracker( ServletContext pServletContext , FileCleaningTracker pTra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